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T1">Selection Sort</text:span> (ou Ordenação por Seleção) é um algoritmo de ordenação simples e intuitivo. Ele é considerado um algoritmo "in-place" (não precisa de memória extra significativa) e de comparação.</text:p>
      <text:p text:style-name="Text_20_body">Embora não seja o mais rápido para grandes conjuntos de dados (como o Quick Sort ou Merge Sort), ele é excelente para aprender lógica de programação porque imita a forma como nós, humanos, frequentemente ordenamos coisas manualmente.</text:p>
      <text:h text:style-name="Heading_20_3" text:outline-level="3">O Conceito (A Analogia)</text:h>
      <text:p text:style-name="Text_20_body">Imagine que você tem um baralho de cartas espalhado na mesa e quer colocá-lo em ordem crescente na sua mão:</text:p>
      <text:list text:style-name="L1">
        <text:list-item>
          <text:p text:style-name="P1">Você olha para todas as cartas na mesa e <text:span text:style-name="T1">procura a menor de todas</text:span>.</text:p>
        </text:list-item>
        <text:list-item>
          <text:p text:style-name="P1">Você pega essa carta e a coloca na <text:span text:style-name="T1">primeira posição</text:span> da sua mão.</text:p>
        </text:list-item>
        <text:list-item>
          <text:p text:style-name="P1">Você olha para as cartas restantes na mesa, <text:span text:style-name="T1">procura a menor entre as que sobraram</text:span>.</text:p>
        </text:list-item>
        <text:list-item>
          <text:p text:style-name="P1">Você a coloca na <text:span text:style-name="T1">segunda posição</text:span>.</text:p>
        </text:list-item>
        <text:list-item>
          <text:p text:style-name="P1">Repete isso até acabarem as cartas.</text:p>
        </text:list-item>
      </text:list>
      <text:p text:style-name="Text_20_body">É exatamente assim que o Selection Sort funciona: ele divide a lista em duas partes: a parte <text:span text:style-name="T1">ordenada</text:span> (esquerda) e a parte <text:span text:style-name="T1">não ordenada</text:span> (direita). A cada passo, ele "seleciona" o menor item da direita e o move para o final da esquerda.</text:p>
      <text:p text:style-name="Horizontal_20_Line"/>
      <text:h text:style-name="Heading_20_3" text:outline-level="3">O Algoritmo Passo a Passo</text:h>
      <text:p text:style-name="Text_20_body">Vamos ordenar a lista: <text:span text:style-name="Source_20_Text">[5, 3, 6, 2, 10]</text:span></text:p>
      <text:p text:style-name="P2">Passo 1 (Índice 0):</text:p>
      <text:list text:style-name="L2">
        <text:list-item>
          <text:p text:style-name="P3">O algoritmo assume que o primeiro número (<text:span text:style-name="Source_20_Text">5</text:span>) é o menor.</text:p>
        </text:list-item>
        <text:list-item>
          <text:p text:style-name="P3">Ele varre o resto (<text:span text:style-name="Source_20_Text">3, 6, 2, 10</text:span>) comparando.</text:p>
        </text:list-item>
        <text:list-item>
          <text:p text:style-name="P3">Encontra o <text:span text:style-name="Source_20_Text">2</text:span> como o verdadeiro menor da lista inteira.</text:p>
        </text:list-item>
        <text:list-item>
          <text:p text:style-name="P3"><text:span text:style-name="T1">Troca</text:span> o <text:span text:style-name="Source_20_Text">5</text:span> com o <text:span text:style-name="Source_20_Text">2</text:span>.</text:p>
        </text:list-item>
        <text:list-item>
          <text:p text:style-name="P3">Lista agora: <text:span text:style-name="Source_20_Text">[2, 3, 6, 5, 10]</text:span> (O <text:span text:style-name="Source_20_Text">2</text:span> está travado/ordenado).</text:p>
        </text:list-item>
      </text:list>
      <text:p text:style-name="P2">Passo 2 (Índice 1):</text:p>
      <text:list text:style-name="L3">
        <text:list-item>
          <text:p text:style-name="P4">Agora olhamos do segundo item em diante (<text:span text:style-name="Source_20_Text">3, 6, 5, 10</text:span>).</text:p>
        </text:list-item>
        <text:list-item>
          <text:p text:style-name="P4">Assume que <text:span text:style-name="Source_20_Text">3</text:span> é o menor. Varre o resto. Ninguém é menor que <text:span text:style-name="Source_20_Text">3</text:span>.</text:p>
        </text:list-item>
        <text:list-item>
          <text:p text:style-name="P4">Mantém o <text:span text:style-name="Source_20_Text">3</text:span> onde está (troca com ele mesmo).</text:p>
        </text:list-item>
        <text:list-item>
          <text:p text:style-name="P4">Lista agora: <text:span text:style-name="Source_20_Text">[2, 3, 6, 5, 10]</text:span> (O <text:span text:style-name="Source_20_Text">2</text:span> e <text:span text:style-name="Source_20_Text">3</text:span> estão ordenados).</text:p>
        </text:list-item>
      </text:list>
      <text:p text:style-name="P2">Passo 3 (Índice 2):</text:p>
      <text:list text:style-name="L4">
        <text:list-item>
          <text:p text:style-name="P5">Olhamos do terceiro item em diante (<text:span text:style-name="Source_20_Text">6, 5, 10</text:span>).</text:p>
        </text:list-item>
        <text:list-item>
          <text:p text:style-name="P5"><text:soft-page-break/>O menor é o <text:span text:style-name="Source_20_Text">5</text:span>.</text:p>
        </text:list-item>
        <text:list-item>
          <text:p text:style-name="P5">Troca o <text:span text:style-name="Source_20_Text">6</text:span> com o <text:span text:style-name="Source_20_Text">5</text:span>.</text:p>
        </text:list-item>
        <text:list-item>
          <text:p text:style-name="P5">Lista agora: <text:span text:style-name="Source_20_Text">[2, 3, 5, 6, 10]</text:span>.</text:p>
        </text:list-item>
      </text:list>
      <text:p text:style-name="Text_20_body">E assim por diante até o fim.</text:p>
      <text:p text:style-name="Standard"/>
      <text:h text:style-name="P6" text:outline-level="3">Complexidade e Desempenho</text:h>
      <text:list text:style-name="L5">
        <text:list-item>
          <text:p text:style-name="P7"><text:span text:style-name="T1">Complexidade de Tempo:</text:span> $O(n^2)$.</text:p>
          <text:list>
            <text:list-item>
              <text:p text:style-name="P7">Isso significa que se você dobrar a quantidade de itens, o tempo de processamento quadruplica (aproximadamente). Isso acontece porque temos dois loops (um dentro do outro).</text:p>
            </text:list-item>
          </text:list>
        </text:list-item>
        <text:list-item>
          <text:p text:style-name="P7"><text:span text:style-name="T1">Vantagem sobre o Bubble Sort:</text:span> Embora ambos sejam $O(n^2)$, o Selection Sort geralmente é preferido ao Bubble Sort porque faz <text:span text:style-name="T1">menos trocas</text:span>. O Bubble Sort troca elementos constantemente; o Selection Sort faz no máximo <text:span text:style-name="T2">uma</text:span> troca por passada no loop extern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4.2$Linux_X86_64 LibreOffice_project/580$Build-2</meta:generator>
    <dc:date>2026-01-08T21:07:28.564238670</dc:date>
    <meta:editing-duration>PT24S</meta:editing-duration>
    <meta:editing-cycles>2</meta:editing-cycles>
    <meta:document-statistic meta:table-count="0" meta:image-count="0" meta:object-count="0" meta:page-count="2" meta:paragraph-count="33" meta:word-count="437" meta:character-count="2282" meta:non-whitespace-character-count="1899"/>
  </office:meta>
</office:document-meta>
</file>